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ackground-color="#e8f2a1"/>
      <style:text-properties style:use-window-font-color="true"/>
    </style:style>
    <style:style style:name="ce5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lamadas por parking y distrit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ij:=”número de llamadas atendidas por el parking i hechas desde el distrito j"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string" calcext:value-type="string">
            <text:p>Cte: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Variables de decision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2400" calcext:value-type="float">
            <text:p>24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00" calcext:value-type="float">
            <text:p>2600</text:p>
          </table:table-cell>
          <table:table-cell table:style-name="ce6" office:value-type="float" office:value="6500" calcext:value-type="float">
            <text:p>65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900" calcext:value-type="float">
            <text:p>9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00" calcext:value-type="float">
            <text:p>460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Función objetivo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min)</text:p>
          </table:table-cell>
          <table:table-cell table:style-name="ce6" table:formula="of:=SUMPRODUCT([.C8:.Q8];[.C5:.Q5])" office:value-type="float" office:value="488400" calcext:value-type="float" table:number-columns-spanned="15" table:number-rows-spanned="1">
            <text:p>488400</text:p>
          </table:table-cell>
          <table:covered-table-cell table:number-columns-repeated="14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>
            <text:p>izquierdo</text:p>
          </table:table-cell>
          <table:table-cell table:style-name="ce1" office:value-type="string" calcext:value-type="string">
            <text:p>operador</text:p>
          </table:table-cell>
          <table:table-cell table:style-name="ce1" office:value-type="string" calcext:value-type="string">
            <text:p>derecho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1</text:p>
          </table:table-cell>
          <table:table-cell table:style-name="ce5" table:formula="of:=SUMPRODUCT([.C44:.Q44];[.$C$5:.$Q$5])" office:value-type="float" office:value="9900" calcext:value-type="float">
            <text:p>99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2</text:p>
          </table:table-cell>
          <table:table-cell table:style-name="ce5" table:formula="of:=SUMPRODUCT([.C45:.Q45];[.$C$5:.$Q$5])" office:value-type="float" office:value="10000" calcext:value-type="float">
            <text:p>100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3</text:p>
          </table:table-cell>
          <table:table-cell table:style-name="ce5" table:formula="of:=SUMPRODUCT([.C46:.Q46];[.$C$5:.$Q$5])" office:value-type="float" office:value="10000" calcext:value-type="float">
            <text:p>100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1</text:p>
          </table:table-cell>
          <table:table-cell table:style-name="ce5" table:formula="of:=SUMPRODUCT([.C47:.Q47];[.$C$5:.$Q$5])" office:value-type="float" office:value="5000" calcext:value-type="float">
            <text:p>50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2</text:p>
          </table:table-cell>
          <table:table-cell table:style-name="ce5" table:formula="of:=SUMPRODUCT([.C48:.Q48];[.$C$5:.$Q$5])" office:value-type="float" office:value="6500" calcext:value-type="float">
            <text:p>65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6500" calcext:value-type="float">
            <text:p>65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3</text:p>
          </table:table-cell>
          <table:table-cell table:style-name="ce5" table:formula="of:=SUMPRODUCT([.C49:.Q49];[.$C$5:.$Q$5])" office:value-type="float" office:value="5400" calcext:value-type="float">
            <text:p>54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400" calcext:value-type="float">
            <text:p>54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4</text:p>
          </table:table-cell>
          <table:table-cell table:style-name="ce5" table:formula="of:=SUMPRODUCT([.C50:.Q50];[.$C$5:.$Q$5])" office:value-type="float" office:value="7500" calcext:value-type="float">
            <text:p>75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7500" calcext:value-type="float">
            <text:p>75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5</text:p>
          </table:table-cell>
          <table:table-cell table:style-name="ce5" table:formula="of:=SUMPRODUCT([.C51:.Q51];[.$C$5:.$Q$5])" office:value-type="float" office:value="5500" calcext:value-type="float">
            <text:p>55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500" calcext:value-type="float">
            <text:p>55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1</text:p>
          </table:table-cell>
          <table:table-cell table:style-name="ce5" table:formula="of:=SUMPRODUCT([.C52:.Q52];[.$C$5:.$Q$5])" office:value-type="float" office:value="36000" calcext:value-type="float">
            <text:p>360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2</text:p>
          </table:table-cell>
          <table:table-cell table:style-name="ce5" table:formula="of:=SUMPRODUCT([.C53:.Q53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3</text:p>
          </table:table-cell>
          <table:table-cell table:style-name="ce5" table:formula="of:=SUMPRODUCT([.C54:.Q54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4</text:p>
          </table:table-cell>
          <table:table-cell table:style-name="ce5" table:formula="of:=SUMPRODUCT([.C55:.Q55];[.$C$5:.$Q$5])" office:value-type="float" office:value="150000" calcext:value-type="float">
            <text:p>1500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5</text:p>
          </table:table-cell>
          <table:table-cell table:style-name="ce5" table:formula="of:=SUMPRODUCT([.C56:.Q56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1</text:p>
          </table:table-cell>
          <table:table-cell table:style-name="ce5" table:formula="of:=SUMPRODUCT([.C57:.Q57];[.$C$5:.$Q$5])" office:value-type="float" office:value="52000" calcext:value-type="float">
            <text:p>520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2</text:p>
          </table:table-cell>
          <table:table-cell table:style-name="ce5" table:formula="of:=SUMPRODUCT([.C58:.Q58];[.$C$5:.$Q$5])" office:value-type="float" office:value="110500" calcext:value-type="float">
            <text:p>1105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3</text:p>
          </table:table-cell>
          <table:table-cell table:style-name="ce5" table:formula="of:=SUMPRODUCT([.C59:.Q59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4</text:p>
          </table:table-cell>
          <table:table-cell table:style-name="ce5" table:formula="of:=SUMPRODUCT([.C60:.Q60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5</text:p>
          </table:table-cell>
          <table:table-cell table:style-name="ce5" table:formula="of:=SUMPRODUCT([.C61:.Q61];[.$C$5:.$Q$5])" office:value-type="float" office:value="18000" calcext:value-type="float">
            <text:p>180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1</text:p>
          </table:table-cell>
          <table:table-cell table:style-name="ce5" table:formula="of:=SUMPRODUCT([.C62:.Q62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2</text:p>
          </table:table-cell>
          <table:table-cell table:style-name="ce5" table:formula="of:=SUMPRODUCT([.C63:.Q63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3</text:p>
          </table:table-cell>
          <table:table-cell table:style-name="ce5" table:formula="of:=SUMPRODUCT([.C64:.Q64];[.$C$5:.$Q$5])" office:value-type="float" office:value="113400" calcext:value-type="float">
            <text:p>1134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4</text:p>
          </table:table-cell>
          <table:table-cell table:style-name="ce5" table:formula="of:=SUMPRODUCT([.C65:.Q65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5</text:p>
          </table:table-cell>
          <table:table-cell table:style-name="ce5" table:formula="of:=SUMPRODUCT([.C66:.Q66];[.$C$5:.$Q$5])" office:value-type="float" office:value="78200" calcext:value-type="float">
            <text:p>782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1 menor al 150% de L2</text:p>
          </table:table-cell>
          <table:table-cell table:style-name="ce5" table:formula="of:=SUMPRODUCT([.C67:.Q67];[.$C$5:.$Q$5])" office:value-type="float" office:value="-5100" calcext:value-type="float">
            <text:p>-51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1 menor al 150% de L3</text:p>
          </table:table-cell>
          <table:table-cell table:style-name="ce5" table:formula="of:=SUMPRODUCT([.C68:.Q68];[.$C$5:.$Q$5])" office:value-type="float" office:value="-5100" calcext:value-type="float">
            <text:p>-51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2 menor al 150% de L1</text:p>
          </table:table-cell>
          <table:table-cell table:style-name="ce5" table:formula="of:=SUMPRODUCT([.C69:.Q69];[.$C$5:.$Q$5])" office:value-type="float" office:value="-4850" calcext:value-type="float">
            <text:p>-485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2 menor al 150% de L3</text:p>
          </table:table-cell>
          <table:table-cell table:style-name="ce5" table:formula="of:=SUMPRODUCT([.C70:.Q70];[.$C$5:.$Q$5])" office:value-type="float" office:value="-5000" calcext:value-type="float">
            <text:p>-50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3 menor al 150% de L1</text:p>
          </table:table-cell>
          <table:table-cell table:style-name="ce5" table:formula="of:=SUMPRODUCT([.C71:.Q71];[.$C$5:.$Q$5])" office:value-type="float" office:value="-4850" calcext:value-type="float">
            <text:p>-485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3 menor al 150% de L2</text:p>
          </table:table-cell>
          <table:table-cell table:style-name="ce5" table:formula="of:=SUMPRODUCT([.C72:.Q72];[.$C$5:.$Q$5])" office:value-type="float" office:value="-5000" calcext:value-type="float">
            <text:p>-50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o Negatividad</text:p>
          </table:table-cell>
          <table:table-cell table:style-name="ce1" office:value-type="string" calcext:value-type="string">
            <text:p>l11,l12,l13,l14,l15,l21,l22,l23,l24,l25,l31,l32,l33,l34,l35,l41,l42,l43,l44,l45,l51,l52,l53,l54,l55</text:p>
          </table:table-cell>
          <table:table-cell table:style-name="ce1" office:value-type="string" calcext:value-type="string">
            <text:p>&gt;= 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Matriz de Coeficientes</text:p>
          </table:table-cell>
          <table:table-cell table:style-name="ce4" table:number-columns-repeated="1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º maximo llamadas 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º maximo llamadas 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º maximo llamadas 3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5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1</text:p>
          </table:table-cell>
          <table:table-cell table:style-name="ce8" table:formula="of:=[.$T$3] -20" office:value-type="float" office:value="15" calcext:value-type="float">
            <text:p>15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T$3] -30" office:value-type="float" office:value="5" calcext:value-type="float">
            <text:p>5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$T$3] -50" office:value-type="float" office:value="-15" calcext:value-type="float">
            <text:p>-15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formula="of:=[.$T$3] -15" office:value-type="float" office:value="20" calcext:value-type="float">
            <text:p>20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5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table:formula="of:=[.$T$3] -32" office:value-type="float" office:value="3" calcext:value-type="float">
            <text:p>3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table:formula="of:=[.$T$3] -15" office:value-type="float" office:value="20" calcext:value-type="float">
            <text:p>2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2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table:formula="of:=[.$T$3] -18" office:value-type="float" office:value="17" calcext:value-type="float">
            <text:p>17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3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table:formula="of:=[.$T$3] -30" office:value-type="float" office:value="5" calcext:value-type="float">
            <text:p>5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table:formula="of:=[.$T$3] -12" office:value-type="float" office:value="23" calcext:value-type="float">
            <text:p>23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5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table:formula="of:=[.$T$3] -15" office:value-type="float" office:value="20" calcext:value-type="float">
            <text:p>2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table:formula="of:=[.$T$3] -34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table:formula="of:=[.$T$3] -20" office:value-type="float" office:value="15" calcext:value-type="float">
            <text:p>1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3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table:formula="of:=[.$T$3] -14" office:value-type="float" office:value="21" calcext:value-type="float">
            <text:p>2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4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table:formula="of:=[.$T$3] -30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5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table:formula="of:=[.$T$3] -18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1 menor al 150% de L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1 menor al 150% de L3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2 menor al 150% de L1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2 menor al 150% de L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3 menor al 150% de L1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3 menor al 150% de L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03">
          <table:table-cell table:number-columns-repeated="20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9:07:28.9425733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09:36.247165613</meta:creation-date>
    <dc:date>2023-10-03T09:33:40.960897915</dc:date>
    <meta:editing-duration>PT12H48M10S</meta:editing-duration>
    <meta:editing-cycles>9</meta:editing-cycles>
    <meta:generator>LibreOffice/7.5.6.2$Linux_X86_64 LibreOffice_project/50$Build-2</meta:generator>
    <meta:document-statistic meta:table-count="1" meta:cell-count="657" meta:object-count="0"/>
  </office:meta>
</office:document-meta>
</file>